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paragraph-properties fo:text-align="center" style:justify-single-word="false"/>
      <style:text-properties officeooo:rsid="001ee4ef" officeooo:paragraph-rsid="001ee4ef"/>
    </style:style>
    <style:style style:name="P11" style:family="paragraph" style:parent-style-name="normal">
      <style:text-properties officeooo:rsid="001ee4ef" officeooo:paragraph-rsid="001ee4ef"/>
    </style:style>
    <style:style style:name="P12" style:family="paragraph" style:parent-style-name="normal">
      <style:text-properties officeooo:rsid="004c36b6" officeooo:paragraph-rsid="001ee4ef"/>
    </style:style>
    <style:style style:name="P13" style:family="paragraph" style:parent-style-name="normal">
      <style:paragraph-properties fo:text-align="center" style:justify-single-word="false"/>
      <style:text-properties officeooo:rsid="004c36b6" officeooo:paragraph-rsid="001ee4ef"/>
    </style:style>
    <style:style style:name="P14" style:family="paragraph" style:parent-style-name="normal">
      <style:paragraph-properties fo:text-align="center" style:justify-single-word="false"/>
      <style:text-properties officeooo:rsid="001ffd01" officeooo:paragraph-rsid="001ffd01"/>
    </style:style>
    <style:style style:name="P15" style:family="paragraph" style:parent-style-name="normal">
      <style:text-properties officeooo:rsid="00267a06" officeooo:paragraph-rsid="00267a06"/>
    </style:style>
    <style:style style:name="P16" style:family="paragraph" style:parent-style-name="normal">
      <style:text-properties officeooo:rsid="0028ed67" officeooo:paragraph-rsid="0028ed67"/>
    </style:style>
    <style:style style:name="P17" style:family="paragraph" style:parent-style-name="normal">
      <style:text-properties officeooo:rsid="0029e2d9" officeooo:paragraph-rsid="0029e2d9"/>
    </style:style>
    <style:style style:name="P18" style:family="paragraph" style:parent-style-name="normal">
      <style:text-properties officeooo:rsid="002a6a97" officeooo:paragraph-rsid="002a6a97"/>
    </style:style>
    <style:style style:name="P19" style:family="paragraph" style:parent-style-name="normal">
      <style:text-properties officeooo:rsid="0032088a" officeooo:paragraph-rsid="0032088a" fo:background-color="#ffff00"/>
    </style:style>
    <style:style style:name="P20" style:family="paragraph" style:parent-style-name="normal">
      <style:text-properties officeooo:rsid="0032b095" officeooo:paragraph-rsid="0032b095" fo:background-color="#ffff00"/>
    </style:style>
    <style:style style:name="P21" style:family="paragraph" style:parent-style-name="normal">
      <style:text-properties officeooo:rsid="0028f07a" officeooo:paragraph-rsid="00267a06" fo:background-color="transparent"/>
    </style:style>
    <style:style style:name="P22" style:family="paragraph" style:parent-style-name="normal">
      <style:text-properties officeooo:rsid="003bb24d" officeooo:paragraph-rsid="003bb24d"/>
    </style:style>
    <style:style style:name="P23" style:family="paragraph" style:parent-style-name="normal">
      <style:text-properties officeooo:rsid="003e9aab" officeooo:paragraph-rsid="003e9aab"/>
    </style:style>
    <style:style style:name="P24" style:family="paragraph" style:parent-style-name="Standard">
      <style:text-properties officeooo:rsid="001ee4ef" officeooo:paragraph-rsid="001ee4ef"/>
    </style:style>
    <style:style style:name="P25" style:family="paragraph" style:parent-style-name="normal">
      <style:paragraph-properties fo:margin-left="0cm" fo:margin-right="0cm" fo:text-indent="0cm" style:auto-text-indent="false"/>
      <style:text-properties officeooo:rsid="0046b2d0" officeooo:paragraph-rsid="001ee4ef"/>
    </style:style>
    <style:style style:name="P26"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27"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28"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29"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30" style:family="paragraph" style:parent-style-name="Standard">
      <style:text-properties officeooo:rsid="0028ed67" officeooo:paragraph-rsid="0045c05c"/>
    </style:style>
    <style:style style:name="P31" style:family="paragraph" style:parent-style-name="normal" style:list-style-name="L2">
      <style:text-properties officeooo:rsid="0029e2d9" officeooo:paragraph-rsid="0029e2d9"/>
    </style:style>
    <style:style style:name="P32" style:family="paragraph" style:parent-style-name="normal">
      <style:text-properties officeooo:rsid="0029e2d9" officeooo:paragraph-rsid="0029e2d9"/>
    </style:style>
    <style:style style:name="P33" style:family="paragraph" style:parent-style-name="normal" style:list-style-name="L2">
      <style:text-properties officeooo:rsid="0028f07a" officeooo:paragraph-rsid="0028f07a"/>
    </style:style>
    <style:style style:name="P34" style:family="paragraph" style:parent-style-name="normal">
      <style:text-properties officeooo:rsid="00254d94" officeooo:paragraph-rsid="0042de75"/>
    </style:style>
    <style:style style:name="P35" style:family="paragraph" style:parent-style-name="normal">
      <style:text-properties officeooo:rsid="003355ba" officeooo:paragraph-rsid="003355ba"/>
    </style:style>
    <style:style style:name="P36" style:family="paragraph" style:parent-style-name="normal">
      <style:text-properties officeooo:rsid="00227f97" officeooo:paragraph-rsid="00227f97"/>
    </style:style>
    <style:style style:name="P37" style:family="paragraph" style:parent-style-name="normal">
      <style:text-properties officeooo:rsid="00443c85" officeooo:paragraph-rsid="00443c85"/>
    </style:style>
    <style:style style:name="P38" style:family="paragraph" style:parent-style-name="normal">
      <style:text-properties officeooo:rsid="00443c85" officeooo:paragraph-rsid="0045c05c"/>
    </style:style>
    <style:style style:name="P39" style:family="paragraph" style:parent-style-name="normal">
      <style:text-properties officeooo:rsid="00267a06" officeooo:paragraph-rsid="00267a06"/>
    </style:style>
    <style:style style:name="P40" style:family="paragraph" style:parent-style-name="normal">
      <style:text-properties officeooo:rsid="0028ed67" officeooo:paragraph-rsid="0028ed67"/>
    </style:style>
    <style:style style:name="P41" style:family="paragraph" style:parent-style-name="normal">
      <style:text-properties officeooo:rsid="0045c05c" officeooo:paragraph-rsid="0045c05c"/>
    </style:style>
    <style:style style:name="P42" style:family="paragraph" style:parent-style-name="normal">
      <style:text-properties officeooo:rsid="002a6a97" officeooo:paragraph-rsid="002a6a97"/>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52915288" text:id="ct152915288">
          <text:insertion>
            <office:change-info>
              <dc:creator>Unknown Author</dc:creator>
              <dc:date>2014-06-22T11:54:00</dc:date>
            </office:change-info>
          </text:insertion>
        </text:changed-region>
        <text:changed-region xml:id="ct152915840" text:id="ct15291584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152915936" text:id="ct152915936">
          <text:insertion>
            <office:change-info>
              <dc:creator>Eduardo Grosclaude</dc:creator>
              <dc:date>2014-06-22T06:34:00</dc:date>
            </office:change-info>
          </text:insertion>
        </text:changed-region>
        <text:changed-region xml:id="ct152915736" text:id="ct152915736">
          <text:insertion>
            <office:change-info>
              <dc:creator>Eduardo Grosclaude</dc:creator>
              <dc:date>2014-06-22T06:35:00</dc:date>
            </office:change-info>
          </text:insertion>
        </text:changed-region>
        <text:changed-region xml:id="ct152916032" text:id="ct152916032">
          <text:insertion>
            <office:change-info>
              <dc:creator>Eduardo Grosclaude</dc:creator>
              <dc:date>2014-06-22T06:36:00</dc:date>
            </office:change-info>
          </text:insertion>
        </text:changed-region>
        <text:changed-region xml:id="ct152916168" text:id="ct152916168">
          <text:insertion>
            <office:change-info>
              <dc:creator>Eduardo Grosclaude</dc:creator>
              <dc:date>2014-06-22T06:38:00</dc:date>
            </office:change-info>
          </text:insertion>
        </text:changed-region>
        <text:changed-region xml:id="ct152916264" text:id="ct152916264">
          <text:insertion>
            <office:change-info>
              <dc:creator>Eduardo Grosclaude</dc:creator>
              <dc:date>2014-06-22T06:40:00</dc:date>
            </office:change-info>
          </text:insertion>
        </text:changed-region>
        <text:changed-region xml:id="ct152916360" text:id="ct152916360">
          <text:insertion>
            <office:change-info>
              <dc:creator>Eduardo Grosclaude</dc:creator>
              <dc:date>2014-06-22T06:39:00</dc:date>
            </office:change-info>
          </text:insertion>
        </text:changed-region>
        <text:changed-region xml:id="ct152916456" text:id="ct152916456">
          <text:insertion>
            <office:change-info>
              <dc:creator>Eduardo Grosclaude</dc:creator>
              <dc:date>2014-06-22T06:40:00</dc:date>
            </office:change-info>
          </text:insertion>
        </text:changed-region>
        <text:changed-region xml:id="ct152916880" text:id="ct152916880">
          <text:insertion>
            <office:change-info>
              <dc:creator>Eduardo Grosclaude</dc:creator>
              <dc:date>2014-06-22T06:41:00</dc:date>
            </office:change-info>
          </text:insertion>
        </text:changed-region>
        <text:changed-region xml:id="ct152916976" text:id="ct152916976">
          <text:insertion>
            <office:change-info>
              <dc:creator>Eduardo Grosclaude</dc:creator>
              <dc:date>2014-06-22T06:38:00</dc:date>
            </office:change-info>
          </text:insertion>
        </text:changed-region>
        <text:changed-region xml:id="ct152917072" text:id="ct152917072">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152920480" text:id="ct152920480">
          <text:insertion>
            <office:change-info>
              <dc:creator>Eduardo Grosclaude</dc:creator>
              <dc:date>2014-06-22T06:49:00</dc:date>
            </office:change-info>
          </text:insertion>
        </text:changed-region>
        <text:changed-region xml:id="ct152919904" text:id="ct152919904">
          <text:insertion>
            <office:change-info>
              <dc:creator>Eduardo Grosclaude</dc:creator>
              <dc:date>2014-06-22T07:06:00</dc:date>
            </office:change-info>
          </text:insertion>
        </text:changed-region>
        <text:changed-region xml:id="ct152903360" text:id="ct152903360">
          <text:insertion>
            <office:change-info>
              <dc:creator>Eduardo Grosclaude</dc:creator>
              <dc:date>2014-06-22T07:07:00</dc:date>
            </office:change-info>
          </text:insertion>
        </text:changed-region>
        <text:changed-region xml:id="ct152903456" text:id="ct152903456">
          <text:insertion>
            <office:change-info>
              <dc:creator>Eduardo Grosclaude</dc:creator>
              <dc:date>2014-06-22T07:09:00</dc:date>
            </office:change-info>
          </text:insertion>
        </text:changed-region>
        <text:changed-region xml:id="ct152920896" text:id="ct152920896">
          <text:insertion>
            <office:change-info>
              <dc:creator>Eduardo Grosclaude</dc:creator>
              <dc:date>2014-06-22T07:10:00</dc:date>
            </office:change-info>
          </text:insertion>
        </text:changed-region>
        <text:changed-region xml:id="ct152920992" text:id="ct152920992">
          <text:insertion>
            <office:change-info>
              <dc:creator>Eduardo Grosclaude</dc:creator>
              <dc:date>2014-06-22T07:11:00</dc:date>
            </office:change-info>
          </text:insertion>
        </text:changed-region>
        <text:changed-region xml:id="ct152903992" text:id="ct152903992">
          <text:deletion>
            <office:change-info>
              <dc:creator>Eduardo Grosclaude</dc:creator>
              <dc:date>2014-07-14T06:29:00</dc:date>
            </office:change-info>
            <text:p text:style-name="P1">la solución a </text:p>
          </text:deletion>
        </text:changed-region>
        <text:changed-region xml:id="ct152904256" text:id="ct152904256">
          <text:insertion>
            <office:change-info>
              <dc:creator>Eduardo Grosclaude</dc:creator>
              <dc:date>2014-07-14T06:29:00</dc:date>
            </office:change-info>
          </text:insertion>
        </text:changed-region>
        <text:changed-region xml:id="ct152917304" text:id="ct152917304">
          <text:insertion>
            <office:change-info>
              <dc:creator>Eduardo Grosclaude</dc:creator>
              <dc:date>2014-07-14T06:28:00</dc:date>
            </office:change-info>
          </text:insertion>
        </text:changed-region>
        <text:changed-region xml:id="ct152904352" text:id="ct152904352">
          <text:deletion>
            <office:change-info>
              <dc:creator>Eduardo Grosclaude</dc:creator>
              <dc:date>2014-07-14T06:28:00</dc:date>
            </office:change-info>
            <text:p text:style-name="P1">e</text:p>
          </text:deletion>
        </text:changed-region>
        <text:changed-region xml:id="ct152904448" text:id="ct152904448">
          <text:insertion>
            <office:change-info>
              <dc:creator>Eduardo Grosclaude</dc:creator>
              <dc:date>2014-07-14T06:28:00</dc:date>
            </office:change-info>
          </text:insertion>
        </text:changed-region>
        <text:changed-region xml:id="ct152921472" text:id="ct152921472">
          <text:deletion>
            <office:change-info>
              <dc:creator>Eduardo Grosclaude</dc:creator>
              <dc:date>2014-07-14T06:28:00</dc:date>
            </office:change-info>
            <text:p text:style-name="P1">o</text:p>
          </text:deletion>
        </text:changed-region>
        <text:changed-region xml:id="ct152904856" text:id="ct152904856">
          <text:insertion>
            <office:change-info>
              <dc:creator>Eduardo Grosclaude</dc:creator>
              <dc:date>2014-07-14T06:30:00</dc:date>
            </office:change-info>
          </text:insertion>
        </text:changed-region>
        <text:changed-region xml:id="ct152921568" text:id="ct152921568">
          <text:insertion>
            <office:change-info>
              <dc:creator>Eduardo Grosclaude</dc:creator>
              <dc:date>2014-07-14T06:30:00</dc:date>
            </office:change-info>
          </text:insertion>
        </text:changed-region>
        <text:changed-region xml:id="ct152905576" text:id="ct152905576">
          <text:deletion>
            <office:change-info>
              <dc:creator>Eduardo Grosclaude</dc:creator>
              <dc:date>2014-07-14T06:30:00</dc:date>
            </office:change-info>
            <text:p text:style-name="P1"><text:s/>(arquitecturas)</text:p>
          </text:deletion>
        </text:changed-region>
        <text:changed-region xml:id="ct152921848" text:id="ct152921848">
          <text:insertion>
            <office:change-info>
              <dc:creator>Eduardo Grosclaude</dc:creator>
              <dc:date>2014-07-14T06:30:00</dc:date>
            </office:change-info>
          </text:insertion>
        </text:changed-region>
        <text:changed-region xml:id="ct152922200" text:id="ct152922200">
          <text:insertion>
            <office:change-info>
              <dc:creator>Eduardo Grosclaude</dc:creator>
              <dc:date>2014-07-14T06:28:00</dc:date>
            </office:change-info>
          </text:insertion>
        </text:changed-region>
        <text:changed-region xml:id="ct152923952" text:id="ct152923952">
          <text:insertion>
            <office:change-info>
              <dc:creator>Eduardo Grosclaude</dc:creator>
              <dc:date>2014-07-14T06:29:00</dc:date>
            </office:change-info>
          </text:insertion>
        </text:changed-region>
        <text:changed-region xml:id="ct152924328" text:id="ct152924328">
          <text:insertion>
            <office:change-info>
              <dc:creator>Unknown Author</dc:creator>
              <dc:date>2014-06-22T11:56:00</dc:date>
            </office:change-info>
          </text:insertion>
        </text:changed-region>
        <text:changed-region xml:id="ct152924744" text:id="ct152924744">
          <text:insertion>
            <office:change-info>
              <dc:creator>Unknown Author</dc:creator>
              <dc:date>2014-06-22T11:57:00</dc:date>
            </office:change-info>
          </text:insertion>
        </text:changed-region>
        <text:changed-region xml:id="ct152919336" text:id="ct152919336">
          <text:insertion>
            <office:change-info>
              <dc:creator>Unknown Author</dc:creator>
              <dc:date>2014-06-22T12:01:00</dc:date>
            </office:change-info>
          </text:insertion>
        </text:changed-region>
        <text:changed-region xml:id="ct152926024" text:id="ct152926024">
          <text:insertion>
            <office:change-info>
              <dc:creator>Eduardo Grosclaude</dc:creator>
              <dc:date>2014-07-14T06:29:00</dc:date>
            </office:change-info>
          </text:insertion>
        </text:changed-region>
        <text:changed-region xml:id="ct152926576" text:id="ct152926576">
          <text:insertion>
            <office:change-info>
              <dc:creator>Unknown Author</dc:creator>
              <dc:date>2014-06-22T12:01:00</dc:date>
            </office:change-info>
          </text:insertion>
        </text:changed-region>
        <text:changed-region xml:id="ct152920216" text:id="ct152920216">
          <text:insertion>
            <office:change-info>
              <dc:creator>Eduardo Grosclaude</dc:creator>
              <dc:date>2014-07-14T06:26:00</dc:date>
            </office:change-info>
          </text:insertion>
        </text:changed-region>
        <text:changed-region xml:id="ct152904608" text:id="ct152904608">
          <text:insertion>
            <office:change-info>
              <dc:creator>Eduardo Grosclaude</dc:creator>
              <dc:date>2014-07-14T06:26:00</dc:date>
            </office:change-info>
          </text:insertion>
        </text:changed-region>
        <text:changed-region xml:id="ct152917456" text:id="ct152917456">
          <text:deletion>
            <office:change-info>
              <dc:creator>Eduardo Grosclaude</dc:creator>
              <dc:date>2014-07-14T06:26:00</dc:date>
            </office:change-info>
            <text:p text:style-name="P2">e</text:p>
          </text:deletion>
        </text:changed-region>
        <text:changed-region xml:id="ct152921664" text:id="ct152921664">
          <text:insertion>
            <office:change-info>
              <dc:creator>Eduardo Grosclaude</dc:creator>
              <dc:date>2014-07-14T06:26:00</dc:date>
            </office:change-info>
          </text:insertion>
        </text:changed-region>
        <text:changed-region xml:id="ct152906504" text:id="ct152906504">
          <text:insertion>
            <office:change-info>
              <dc:creator>Eduardo Grosclaude</dc:creator>
              <dc:date>2014-07-14T06:26:00</dc:date>
            </office:change-info>
          </text:insertion>
        </text:changed-region>
        <text:changed-region xml:id="ct152926120" text:id="ct152926120">
          <text:deletion>
            <office:change-info>
              <dc:creator>Eduardo Grosclaude</dc:creator>
              <dc:date>2014-07-14T06:26:00</dc:date>
            </office:change-info>
            <text:p text:style-name="P2">c</text:p>
          </text:deletion>
        </text:changed-region>
        <text:changed-region xml:id="ct152019920" text:id="ct152019920">
          <text:insertion>
            <office:change-info>
              <dc:creator>Eduardo Grosclaude</dc:creator>
              <dc:date>2014-07-14T06:25:00</dc:date>
            </office:change-info>
          </text:insertion>
        </text:changed-region>
        <text:changed-region xml:id="ct156122840" text:id="ct156122840">
          <text:insertion>
            <office:change-info>
              <dc:creator>Eduardo Grosclaude</dc:creator>
              <dc:date>2014-07-14T06:43:00</dc:date>
            </office:change-info>
          </text:insertion>
        </text:changed-region>
        <text:changed-region xml:id="ct156883864" text:id="ct156883864">
          <text:insertion>
            <office:change-info>
              <dc:creator>Eduardo Grosclaude</dc:creator>
              <dc:date>2014-07-14T06:54:00</dc:date>
            </office:change-info>
          </text:insertion>
        </text:changed-region>
        <text:changed-region xml:id="ct153279992" text:id="ct153279992">
          <text:insertion>
            <office:change-info>
              <dc:creator>Eduardo Grosclaude</dc:creator>
              <dc:date>2014-07-14T06:40:00</dc:date>
            </office:change-info>
          </text:insertion>
        </text:changed-region>
        <text:changed-region xml:id="ct156124672" text:id="ct156124672">
          <text:insertion>
            <office:change-info>
              <dc:creator>Eduardo Grosclaude</dc:creator>
              <dc:date>2014-07-14T06:41:00</dc:date>
            </office:change-info>
          </text:insertion>
        </text:changed-region>
        <text:changed-region xml:id="ct157506232" text:id="ct157506232">
          <text:insertion>
            <office:change-info>
              <dc:creator>Eduardo Grosclaude</dc:creator>
              <dc:date>2014-07-14T06:50:00</dc:date>
            </office:change-info>
          </text:insertion>
        </text:changed-region>
        <text:changed-region xml:id="ct156839088" text:id="ct156839088">
          <text:insertion>
            <office:change-info>
              <dc:creator>Eduardo Grosclaude</dc:creator>
              <dc:date>2014-07-14T06:51:00</dc:date>
            </office:change-info>
          </text:insertion>
        </text:changed-region>
        <text:changed-region xml:id="ct156628856" text:id="ct156628856">
          <text:insertion>
            <office:change-info>
              <dc:creator>Eduardo Grosclaude</dc:creator>
              <dc:date>2014-07-14T06:46:00</dc:date>
            </office:change-info>
          </text:insertion>
        </text:changed-region>
        <text:changed-region xml:id="ct158030688" text:id="ct158030688">
          <text:insertion>
            <office:change-info>
              <dc:creator>Eduardo Grosclaude</dc:creator>
              <dc:date>2014-07-14T07:01:00</dc:date>
            </office:change-info>
          </text:insertion>
        </text:changed-region>
        <text:changed-region xml:id="ct157323080" text:id="ct157323080">
          <text:insertion>
            <office:change-info>
              <dc:creator>Eduardo Grosclaude</dc:creator>
              <dc:date>2014-07-14T07:04:00</dc:date>
            </office:change-info>
          </text:insertion>
        </text:changed-region>
        <text:changed-region xml:id="ct156433744" text:id="ct156433744">
          <text:insertion>
            <office:change-info>
              <dc:creator>Eduardo Grosclaude</dc:creator>
              <dc:date>2014-07-14T07:04:00</dc:date>
            </office:change-info>
          </text:insertion>
        </text:changed-region>
        <text:changed-region xml:id="ct156133152" text:id="ct156133152">
          <text:insertion>
            <office:change-info>
              <dc:creator>Eduardo Grosclaude</dc:creator>
              <dc:date>2014-07-14T07:02:00</dc:date>
            </office:change-info>
          </text:insertion>
        </text:changed-region>
        <text:changed-region xml:id="ct157886336" text:id="ct157886336">
          <text:insertion>
            <office:change-info>
              <dc:creator>Eduardo Grosclaude</dc:creator>
              <dc:date>2014-07-14T07:02:00</dc:date>
            </office:change-info>
          </text:insertion>
        </text:changed-region>
        <text:changed-region xml:id="ct157866704" text:id="ct157866704">
          <text:insertion>
            <office:change-info>
              <dc:creator>Eduardo Grosclaude</dc:creator>
              <dc:date>2014-07-14T07:02:00</dc:date>
            </office:change-info>
          </text:insertion>
        </text:changed-region>
        <text:changed-region xml:id="ct157865088" text:id="ct157865088">
          <text:insertion>
            <office:change-info>
              <dc:creator>Eduardo Grosclaude</dc:creator>
              <dc:date>2014-07-14T07:05:00</dc:date>
            </office:change-info>
          </text:insertion>
        </text:changed-region>
        <text:changed-region xml:id="ct155763080" text:id="ct155763080">
          <text:insertion>
            <office:change-info>
              <dc:creator>Eduardo Grosclaude</dc:creator>
              <dc:date>2014-07-14T06:37:00</dc:date>
            </office:change-info>
          </text:insertion>
        </text:changed-region>
        <text:changed-region xml:id="ct156982424" text:id="ct156982424">
          <text:insertion>
            <office:change-info>
              <dc:creator>Eduardo Grosclaude</dc:creator>
              <dc:date>2014-07-14T07:04:00</dc:date>
            </office:change-info>
          </text:insertion>
        </text:changed-region>
        <text:changed-region xml:id="ct158027448" text:id="ct158027448">
          <text:deletion>
            <office:change-info>
              <dc:creator>Eduardo Grosclaude</dc:creator>
              <dc:date>2014-07-14T07:04:00</dc:date>
            </office:change-info>
            <text:p text:style-name="P3"/>
            <text:p text:style-name="P4"/>
            <text:p text:style-name="P3"/>
          </text:deletion>
        </text:changed-region>
        <text:changed-region xml:id="ct157960024" text:id="ct157960024">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157947448" text:id="ct157947448">
          <text:insertion>
            <office:change-info>
              <dc:creator>Eduardo Grosclaude</dc:creator>
              <dc:date>2014-07-14T07:06:00</dc:date>
            </office:change-info>
          </text:insertion>
        </text:changed-region>
        <text:changed-region xml:id="ct157947184" text:id="ct157947184">
          <text:insertion>
            <office:change-info>
              <dc:creator>Eduardo Grosclaude</dc:creator>
              <dc:date>2014-07-14T07:07:00</dc:date>
            </office:change-info>
          </text:insertion>
        </text:changed-region>
        <text:changed-region xml:id="ct157978672" text:id="ct157978672">
          <text:deletion>
            <office:change-info>
              <dc:creator>Eduardo Grosclaude</dc:creator>
              <dc:date>2014-07-14T07:07:00</dc:date>
            </office:change-info>
            <text:p text:style-name="P6">Muy básicamente </text:p>
          </text:deletion>
        </text:changed-region>
        <text:changed-region xml:id="ct157384904" text:id="ct157384904">
          <text:insertion>
            <office:change-info>
              <dc:creator>Eduardo Grosclaude</dc:creator>
              <dc:date>2014-07-14T07:08:00</dc:date>
            </office:change-info>
          </text:insertion>
        </text:changed-region>
        <text:changed-region xml:id="ct157972464" text:id="ct157972464">
          <text:deletion>
            <office:change-info>
              <dc:creator>Eduardo Grosclaude</dc:creator>
              <dc:date>2014-07-14T07:08:00</dc:date>
            </office:change-info>
            <text:p text:style-name="P6">c</text:p>
          </text:deletion>
        </text:changed-region>
        <text:changed-region xml:id="ct157964248" text:id="ct157964248">
          <text:deletion>
            <office:change-info>
              <dc:creator>Eduardo Grosclaude</dc:creator>
              <dc:date>2014-07-14T07:08:00</dc:date>
            </office:change-info>
            <text:p text:style-name="P6">De nuevo básicamente explicamos l</text:p>
          </text:deletion>
        </text:changed-region>
        <text:changed-region xml:id="ct157975624" text:id="ct157975624">
          <text:insertion>
            <office:change-info>
              <dc:creator>Eduardo Grosclaude</dc:creator>
              <dc:date>2014-07-14T07:08:00</dc:date>
            </office:change-info>
          </text:insertion>
        </text:changed-region>
        <text:changed-region xml:id="ct157964720" text:id="ct157964720">
          <text:deletion>
            <office:change-info>
              <dc:creator>Eduardo Grosclaude</dc:creator>
              <dc:date>2014-07-14T07:08:00</dc:date>
            </office:change-info>
            <text:p text:style-name="P6">con </text:p>
          </text:deletion>
        </text:changed-region>
        <text:changed-region xml:id="ct157962304" text:id="ct157962304">
          <text:insertion>
            <office:change-info>
              <dc:creator>Eduardo Grosclaude</dc:creator>
              <dc:date>2014-07-14T07:08:00</dc:date>
            </office:change-info>
          </text:insertion>
        </text:changed-region>
        <text:changed-region xml:id="ct157978008" text:id="ct157978008">
          <text:deletion>
            <office:change-info>
              <dc:creator>Eduardo Grosclaude</dc:creator>
              <dc:date>2014-07-14T07:09:00</dc:date>
            </office:change-info>
            <text:p text:style-name="P6">, la cual simplemente </text:p>
          </text:deletion>
        </text:changed-region>
        <text:changed-region xml:id="ct157975416" text:id="ct157975416">
          <text:deletion>
            <office:change-info>
              <dc:creator>Eduardo Grosclaude</dc:creator>
              <dc:date>2014-07-14T07:09:00</dc:date>
            </office:change-info>
            <text:p text:style-name="P6">un proceso que envía </text:p>
          </text:deletion>
        </text:changed-region>
        <text:changed-region xml:id="ct157964128" text:id="ct157964128">
          <text:insertion>
            <office:change-info>
              <dc:creator>Eduardo Grosclaude</dc:creator>
              <dc:date>2014-07-14T07:09:00</dc:date>
            </office:change-info>
          </text:insertion>
        </text:changed-region>
        <text:changed-region xml:id="ct157985560" text:id="ct157985560">
          <text:deletion>
            <office:change-info>
              <dc:creator>Eduardo Grosclaude</dc:creator>
              <dc:date>2014-07-14T07:09:00</dc:date>
            </office:change-info>
            <text:p text:style-name="P6">un mensaje a otro </text:p>
          </text:deletion>
        </text:changed-region>
        <text:changed-region xml:id="ct157966520" text:id="ct157966520">
          <text:insertion>
            <office:change-info>
              <dc:creator>Eduardo Grosclaude</dc:creator>
              <dc:date>2014-07-14T07:09:00</dc:date>
            </office:change-info>
          </text:insertion>
        </text:changed-region>
        <text:changed-region xml:id="ct157018088" text:id="ct157018088">
          <text:deletion>
            <office:change-info>
              <dc:creator>Eduardo Grosclaude</dc:creator>
              <dc:date>2014-07-14T07:09:00</dc:date>
            </office:change-info>
            <text:p text:style-name="P6">proceso,</text:p>
          </text:deletion>
        </text:changed-region>
        <text:changed-region xml:id="ct158028240" text:id="ct158028240">
          <text:insertion>
            <office:change-info>
              <dc:creator>Eduardo Grosclaude</dc:creator>
              <dc:date>2014-07-14T0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PITULO 2</text:p>
      <text:p text:style-name="P24"/>
      <text:p text:style-name="P26">Capítulo 2 revisión de los antecedentes de HPC, trabajos sobre fortran y hpc, openmp solo y sobre fortran</text:p>
      <text:p text:style-name="P26"/>
      <text:p text:style-name="P27">2.1 programación paralela</text:p>
      <text:p text:style-name="P27">2.1.x fortran</text:p>
      <text:p text:style-name="P27">2.2 antecedentes hpc??</text:p>
      <text:p text:style-name="P27">2.3 openmp</text:p>
      <text:p text:style-name="P27">2.4 openmp y fortran<text:change-start text:change-id="ct152915288"/></text:p>
      <text:p text:style-name="P28">2.5 aplicación en cuestión<text:change-end text:change-id="ct152915288"/></text:p>
      <text:p text:style-name="P25"/>
      <text:p text:style-name="P24"/>
      <text:p text:style-name="P13">Soluciones de Programación Paralela</text:p>
      <text:p text:style-name="P10">ó</text:p>
      <text:p text:style-name="P14">Programación Paralela aplicada a soluciones de Computación Científica</text:p>
      <text:p text:style-name="P12"/>
      <text:p text:style-name="P20">[Descripción del capítulo]</text:p>
      <text:p text:style-name="P1"><text:change text:change-id="ct152915840"/><text:change-start text:change-id="ct152915936"/></text:p>
      <text:p text:style-name="P22">En el pasado reciente, la herramienta más común para la solución de problemas <text:change-end text:change-id="ct152915936"/><text:change-start text:change-id="ct152915736"/>de las ciencias computacionales fue la programación en lenguajes adaptados al cómputo <text:change-end text:change-id="ct152915736"/><text:change-start text:change-id="ct152916032"/>científico, como FORTRAN. <text:change-end text:change-id="ct152916032"/><text:change-start text:change-id="ct152916168"/>Cuando los recursos de computación (por ejemplo, con la aparición de la computadora personal) se hicieron accesibles <text:change-end text:change-id="ct152916168"/><text:change-start text:change-id="ct152916264"/>a <text:change-end text:change-id="ct152916264"/><text:change-start text:change-id="ct152916360"/>los investigadores individualmente, y a grupos de investigación <text:change-end text:change-id="ct152916360"/><text:change-start text:change-id="ct152916456"/>de modestos presupuestos, <text:change-end text:change-id="ct152916456"/><text:change-start text:change-id="ct152916880"/>esta herramienta se hizo popular y creó un modo de trabajo estándar de facto, <text:span text:style-name="T20">ampliamente extendido,</text:span> en las ciencias e ingenierías. <text:change-end text:change-id="ct152916880"/><text:change-start text:change-id="ct152916976"/><text:s/><text:change-end text:change-id="ct152916976"/></text:p>
      <text:p text:style-name="P1"><text:change text:change-id="ct152917072"/><text:change-start text:change-id="ct152920480"/></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152920480"/><text:change-start text:change-id="ct152919904"/></text:p>
      <text:p text:style-name="P23">FALTA ALGO PARA ENGANCHAR CON EL PARRAFO SIG<text:span text:style-name="T22">TE</text:span> tipo La evolución técnica y económica de los sistemas disponibles <text:change-end text:change-id="ct152919904"/><text:change-start text:change-id="ct152903360"/>para los investigadores permitió la incorporación de plataformas paralelas, <text:change-end text:change-id="ct152903360"/><text:change-start text:change-id="ct152903456"/>primero con la posibilidad de distribuir el cómputo entre varios equipos de computación a través de una red, luego con diferentes formas de arquitecturas paralelas <text:change-end text:change-id="ct152903456"/><text:change-start text:change-id="ct152920896"/>de hardware. En estas plataformas, la multiplicidad de los recursos<text:change-end text:change-id="ct152920896"/><text:change-start text:change-id="ct152920992"/> enfrenta al programador con un problema de programación y de administración de recursos aún más complejo.<text:change-end text:change-id="ct152920992"/></text:p>
      <text:p text:style-name="P1">En este capítulo se presenta <text:change text:change-id="ct152903992"/><text:change-start text:change-id="ct152904256"/><text:span text:style-name="T22">el tatamiento de </text:span><text:change-end text:change-id="ct152904256"/>estos problemas mediante la utilización de programación paralela. En la sección 2.1 se explicará en qu<text:change-start text:change-id="ct152917304"/><text:span text:style-name="T22">é</text:span><text:change-end text:change-id="ct152917304"/><text:change text:change-id="ct152904352"/> consiste la programación paralela, explicando sintéticamente c<text:change-start text:change-id="ct152904448"/><text:span text:style-name="T22">ó</text:span><text:change-end text:change-id="ct152904448"/><text:change text:change-id="ct152921472"/>mo funciona un programa paralelo, <text:change-start text:change-id="ct152904856"/><text:span text:style-name="T22">cuáles son </text:span><text:change-end text:change-id="ct152904856"/>las plataformas<text:change-start text:change-id="ct152921568"/> <text:change-end text:change-id="ct152921568"/><text:change text:change-id="ct152905576"/><text:s/><text:change-start text:change-id="ct152921848"/><text:span text:style-name="T22">más utilizadas </text:span><text:change-end text:change-id="ct152921848"/>de computación paralela <text:span text:style-name="T18">y sus modelos de comunicación (memoria compartida, pasaje de mensajes). En la sección 2.2 se presentará brevemente </text:span><text:change-start text:change-id="ct152922200"/><text:span text:style-name="T18">el lenguaje de programación </text:span><text:change-end text:change-id="ct152922200"/><text:span text:style-name="T18">Fortran y se explicará su uso a nivel científic</text:span><text:soft-page-break/><text:span text:style-name="T18">o. En las secciones 2.3 y 2.4 se presentan </text:span><text:change-start text:change-id="ct152923952"/><text:span text:style-name="T18">la interfaz de programación de aplicaciones </text:span><text:change-end text:change-id="ct152923952"/><text:span text:style-name="T18">OpenMP y su implementación en Fortran respectivamente.</text:span><text:change-start text:change-id="ct152924328"/><text:span text:style-name="T18"> Por último en la sección 2.5 se presentará la aplicación cientifica núcleo de esta T</text:span><text:change-end text:change-id="ct152924328"/><text:change-start text:change-id="ct152924744"/><text:span text:style-name="T18">esis</text:span><text:change-end text:change-id="ct152924744"/><text:change-start text:change-id="ct152919336"/><text:span text:style-name="T18"> y </text:span><text:change-end text:change-id="ct152919336"/><text:change-start text:change-id="ct152926024"/><text:span text:style-name="T18">se describirá </text:span><text:change-end text:change-id="ct152926024"/><text:change-start text:change-id="ct152926576"/><text:span text:style-name="T18">muy brevemente el problema que resuelve.</text:span><text:change-end text:change-id="ct152926576"/></text:p>
      <text:p text:style-name="P12"/>
      <text:p text:style-name="P12"/>
      <text:p text:style-name="P12">2.1 Introducción a la Programación Paralela</text:p>
      <text:p text:style-name="P12"/>
      <text:p text:style-name="P2">Para entender mejor por<text:change-start text:change-id="ct152920216"/> <text:change-end text:change-id="ct152920216"/>qu<text:change-start text:change-id="ct152904608"/><text:span text:style-name="T22">é</text:span><text:change-end text:change-id="ct152904608"/><text:change text:change-id="ct152917456"/> aplicamos la Programación Paralela<text:change-start text:change-id="ct152921664"/>,<text:change-end text:change-id="ct152921664"/> ya sea tanto para solucionar problemas complejos como para aprovechar la potencia de las nuevas arquitecturas de computadoras, podemos ver un escenario planteado por Andrews (foundations... ):</text:p>
      <text:p text:style-name="P29"/>
      <text:p text:style-name="P29">Varios autos desean trasladarse del punto A hacia el B. Pueden competir por el espacio en el mismo camino y terminar siguiéndose unos a otros <text:s/>o compitiendo por las posiciones (<text:change-start text:change-id="ct152906504"/><text:span text:style-name="T22">¡</text:span><text:change-end text:change-id="ct152906504"/>y teniendo accidentes!). O pueden trasladarse en vías paralelas, arribando de esta manera casi al mismo tiempo y sin meterse en la vía del otro. O pueden viajar por diferentes rutas, usando caminos separados.</text:p>
      <text:p text:style-name="P11"/>
      <text:p text:style-name="P2"><office:annotation office:name="__Fieldmark__270_1689783755"><dc:creator>Eduardo Grosclaude</dc:creator><dc:date>2014-07-14T06:25:30</dc:date><text:list text:style-name=""><text:list-item><text:p>Concurrente o paralela? O ambas? Verificar con Andrews</text:p></text:list-item></text:list></office:annotation>Como indica Andrews [] “este escenario captura la es<text:change text:change-id="ct152926120"/>encia de la computación concurrente” o paralela. <text:change-start text:change-id="ct152019920"/><office:annotation-end office:name="__Fieldmark__270_1689783755"/><text:change-end text:change-id="ct152019920"/>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4"><text:change-start text:change-id="ct156122840"/><text:span text:style-name="T23">Aquí unos comentarios al estilo devolución de Master Chef!</text:span></text:p>
      <text:p text:style-name="P34"><text:change-end text:change-id="ct156122840"/><text:change-start text:change-id="ct156883864"/></text:p>
      <text:p text:style-name="P34"><text:change-end text:change-id="ct156883864"/><text:change-start text:change-id="ct153279992"/><text:span text:style-name="T23">El tono de los dos párrafos siguientes es impreciso o coloquial, parece de revista o de clase introductoria. Te recomiendo para toda la ejecución de la tesis e</text:span><text:change-end text:change-id="ct153279992"/><text:change-start text:change-id="ct156124672"/><text:span text:style-name="T23">vitar ambas cosas. </text:span></text:p>
      <text:p text:style-name="P34"><text:span text:style-name="T23">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span></text:p>
      <text:p text:style-name="P34"><text:span text:style-name="T23">VOCABULARIO: Para revisar esos contenidos que uno escribe, a fin de evitar tono impreciso o coloquial, fijarse si uno está siendo concreto en cuanto a </text:span><text:span text:style-name="T24">cuándo, quiénes y </text:span><text:change-end text:change-id="ct156124672"/><text:change-start text:change-id="ct157506232"/><text:span text:style-name="T25">cuánto</text:span><text:change-end text:change-id="ct157506232"/><text:change-start text:change-id="ct156839088"/><text:span text:style-name="T25">.</text:span><text:change-end text:change-id="ct156839088"/><text:change-start text:change-id="ct156628856"/><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4"><text:change-end text:change-id="ct156628856"/>En los comienzos de la computación <text:change-start text:change-id="ct158030688"/><text:span text:style-name="T26">(¿cuándo?)</text:span><text:change-end text:change-id="ct158030688"/>lo normal y aceptado <text:change-start text:change-id="ct157323080"/><text:span text:style-name="T26">(¿por quiénes?) </text:span><text:change-end text:change-id="ct157323080"/>era programar para un solo procesador, una capacidad de almacenamiento y memoria limitada (acaso el principal punto de optimización en esa época<text:change-start text:change-id="ct156433744"/> <text:span text:style-name="T26">(¿cuándo?)</text:span><text:change-end text:change-id="ct156433744"/>), y hacerlo con una serie de instrucciones secuenciales. Los programas tendían a ser monolíticos y gigantes<text:change-start text:change-id="ct156133152"/> <text:span text:style-name="T26">(¿cuánto?)</text:span><text:change-end text:change-id="ct156133152"/>. <text:span text:style-name="T4">[metemos ley de moore aca???]</text:span> Con el correr de los años la potencia de los procesadores se a disparado <text:soft-page-break/>exponencialmente <text:span text:style-name="T10">(velocidad y en menor medida cantidad de unidades de procesamiento)</text:span><text:change-start text:change-id="ct157886336"/><text:span text:style-name="T10"> (¿cifras para apoyar esto?)</text:span><text:change-end text:change-id="ct157886336"/>, así como la capacidad de la RAM y los discos, permitiendo acelerar los procesos <text:span text:style-name="T9">y distenderse al programar ya que la capacidad de memoria o de disco prácticamente </text:span><text:change-start text:change-id="ct157866704"/><text:span text:style-name="T9">(¿pero no totalmente? ¿cuánto nos distendemos? ¿quién se distiende?) </text:span><text:change-end text:change-id="ct157866704"/><text:span text:style-name="T9">ha dejado de ser un problema.</text:span></text:p>
      <text:p text:style-name="P15"><text:change-start text:change-id="ct157865088"/></text:p>
      <text:p text:style-name="P30"/>
      <text:p text:style-name="P38"/>
      <text:p text:style-name="P38">*ACA*</text:p>
      <text:p text:style-name="P38"/>
      <text:p text:style-name="P41">Y ESTE PARRAFO acomodarlo a lo anterior </text:p>
      <text:p text:style-name="P15"><text:change-end text:change-id="ct157865088"/>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155763080"/><text:span text:style-name="T5"> </text:span><text:span text:style-name="T8">NO!</text:span><text:change-end text:change-id="ct155763080"/><text:span text:style-name="T6"> </text:span><text:span text:style-name="T11">debido a que en el último </text:span><text:change-start text:change-id="ct156982424"/><text:span text:style-name="T12">caso </text:span><text:change-end text:change-id="ct156982424"/><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21"/>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158027448"/><text:span text:style-name="T17">Ahora, para comprender mejor como funciona un programa paralelo debemos tener en cuenta lo siguiente:</text:span></text:p>
      <text:list xml:id="list4335211341402232491" text:style-name="L2">
        <text:list-item>
          <text:p text:style-name="P31">Un programa secuencial es un conjunto de ordenes ejecutadas una detras de la otra y posee un solo hilo de control.</text:p>
        </text:list-item>
        <text:list-item>
          <text:p text:style-name="P33">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157960024"/><text:change-start text:change-id="ct157947448"/><text:s/><text:span text:style-name="T26">No es exacto, los procesos trabajan computando! Más bien existen dos formas principales de comunicación entre procesos que son las que vas a describir</text:span><text:change-end text:change-id="ct157947448"/><text:change-start text:change-id="ct157947184"/><text:span text:style-name="T26">.</text:span><text:change-end text:change-id="ct157947184"/>,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157978672"/><text:change-start text:change-id="ct157384904"/><text:span text:style-name="T26">C</text:span><text:change-end text:change-id="ct157384904"/><text:change text:change-id="ct157972464"/>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157964248"/><text:change-start text:change-id="ct157975624"/><text:span text:style-name="T26">L</text:span><text:change-end text:change-id="ct157975624"/>a comunicación <text:change text:change-id="ct157964720"/><text:change-start text:change-id="ct157962304"/><text:span text:style-name="T26">por </text:span><text:change-end text:change-id="ct157962304"/>pasaje de mensajes<text:change text:change-id="ct157978008"/>consiste en <text:change text:change-id="ct157975416"/><text:change-start text:change-id="ct157964128"/><text:span text:style-name="T26">el envío de </text:span><text:change-end text:change-id="ct157964128"/><text:change text:change-id="ct157985560"/><text:change-start text:change-id="ct157966520"/><text:span text:style-name="T26">mensajes entre los procesos </text:span><text:change-end text:change-id="ct157966520"/><text:change text:change-id="ct157018088"/><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text:span><text:soft-page-break/><text:span text:style-name="T15">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158028240"/></text:p>
      <text:p text:style-name="P41">VER SI NO RECURRIMOS A UNAS DEFINICIONES MAS SOLIDAS, DE BROLI, PARA MEM COMP Y PASO DE MENS<text:change-end text:change-id="ct158028240"/></text:p>
      <text:p text:style-name="P19">[¿Sincronización de procesos? Exclusión mutua y sincronización por condiciones]</text:p>
      <text:p text:style-name="P3"/>
      <text:p text:style-name="P3">2.1.1 Arquitecturas de Hardware<text:span text:style-name="T19">(?)</text:span> y Plataformas de Computación Paralel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style:contextual-spacing="false" fo:line-height="100%" fo:orphans="2" fo:widows="2"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7-14T07:11:04.576927657</dc:date>
    <meta:editing-duration>PT3H58M47S</meta:editing-duration>
    <meta:editing-cycles>29</meta:editing-cycles>
    <meta:generator>LibreOffice/4.2.4.2$Linux_x86 LibreOffice_project/63150712c6d317d27ce2db16eb94c2f3d7b699f8</meta:generator>
    <dc:creator>Eduardo Grosclaude</dc:creator>
    <meta:document-statistic meta:table-count="0" meta:image-count="0" meta:object-count="0" meta:page-count="4" meta:paragraph-count="38" meta:word-count="1636" meta:character-count="10532" meta:non-whitespace-character-count="8928"/>
  </office:meta>
</office:document-meta>
</file>